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w_describ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arience Comparision Mode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α</text:p>
          </table:table-cell>
          <table:table-cell office:value-type="float" office:value="0.264915688402009" calcext:value-type="float">
            <text:p>0.264915688402009</text:p>
          </table:table-cell>
          <table:table-cell office:value-type="float" office:value="0.10565950309872" calcext:value-type="float">
            <text:p>0.10565950309872</text:p>
          </table:table-cell>
        </table:table-row>
        <table:table-row table:style-name="ro1">
          <table:table-cell office:value-type="string" calcext:value-type="string">
            <text:p>β1</text:p>
          </table:table-cell>
          <table:table-cell office:value-type="float" office:value="11.0786300413425" calcext:value-type="float">
            <text:p>11.0786300413425</text:p>
          </table:table-cell>
          <table:table-cell office:value-type="float" office:value="7.97507220661324" calcext:value-type="float">
            <text:p>7.97507220661324</text:p>
          </table:table-cell>
        </table:table-row>
        <table:table-row table:style-name="ro1">
          <table:table-cell office:value-type="string" calcext:value-type="string">
            <text:p>β2</text:p>
          </table:table-cell>
          <table:table-cell office:value-type="float" office:value="5.3021706011365" calcext:value-type="float">
            <text:p>5.3021706011365</text:p>
          </table:table-cell>
          <table:table-cell office:value-type="float" office:value="2.64907590277429" calcext:value-type="float">
            <text:p>2.64907590277429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float" office:value="0.443682323104146" calcext:value-type="float">
            <text:p>0.443682323104146</text:p>
          </table:table-cell>
          <table:table-cell office:value-type="float" office:value="0.375185097908916" calcext:value-type="float">
            <text:p>0.375185097908916</text:p>
          </table:table-cell>
        </table:table-row>
        <table:table-row table:style-name="ro1">
          <table:table-cell office:value-type="string" calcext:value-type="string">
            <text:p>ηₜ</text:p>
          </table:table-cell>
          <table:table-cell office:value-type="float" office:value="0.461058666615077" calcext:value-type="float">
            <text:p>0.461058666615077</text:p>
          </table:table-cell>
          <table:table-cell office:value-type="float" office:value="0.396971692485268" calcext:value-type="float">
            <text:p>0.396971692485268</text:p>
          </table:table-cell>
        </table:table-row>
        <table:table-row table:style-name="ro1">
          <table:table-cell office:value-type="string" calcext:value-type="string">
            <text:p>ηᵣ</text:p>
          </table:table-cell>
          <table:table-cell office:value-type="float" office:value="0.277421814994883" calcext:value-type="float">
            <text:p>0.277421814994883</text:p>
          </table:table-cell>
          <table:table-cell office:value-type="float" office:value="0.0548931034172256" calcext:value-type="float">
            <text:p>0.054893103417226</text:p>
          </table:table-cell>
        </table:table-row>
        <table:table-row table:style-name="ro1">
          <table:table-cell office:value-type="string" calcext:value-type="string">
            <text:p>MaxL</text:p>
          </table:table-cell>
          <table:table-cell office:value-type="float" office:value="-175.552284138256" calcext:value-type="float">
            <text:p>-175.552284138256</text:p>
          </table:table-cell>
          <table:table-cell office:value-type="float" office:value="-190.695399580318" calcext:value-type="float">
            <text:p>-190.695399580318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385.327263124449" calcext:value-type="float">
            <text:p>385.327263124449</text:p>
          </table:table-cell>
          <table:table-cell office:value-type="float" office:value="415.613494008573" calcext:value-type="float">
            <text:p>415.6134940085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roportional Model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0:28:52.37480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9T00:30:03.463349906</dc:date>
    <meta:editing-duration>PT1M43S</meta:editing-duration>
    <meta:editing-cycles>3</meta:editing-cycles>
    <meta:document-statistic meta:table-count="1" meta:cell-count="29" meta:object-count="0"/>
  </office:meta>
</office:document-meta>
</file>